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3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  <style:style style:name="P4" style:parent-style-name="Standard" style:family="paragraph">
      <style:paragraph-properties fo:border-top="none" fo:border-left="none" fo:border-bottom="0.0034in solid #000000" fo:border-right="none" fo:padding-top="0in" fo:padding-left="0in" fo:padding-bottom="0.0277in" fo:padding-right="0in" style:shadow="none"/>
    </style:style>
  </office:automatic-styles>
  <office:body>
    <office:text text:use-soft-page-breaks="true">
      <text:p text:style-name="P1"/>
      <text:p text:style-name="P2">CREATION OF EMPLOYEE TABLE</text:p>
      <text:p text:style-name="Standard"/>
      <text:p text:style-name="Standard">create table emplo(eid<text:s/>number(3),ename varchar(15),eaddress varchar(20),esalary number(5));</text:p>
      <text:p text:style-name="Standard"/>
      <text:p text:style-name="P3">PL/SQL CODE</text:p>
      <text:p text:style-name="Standard"/>
      <text:p text:style-name="Standard">PACKAGE DECLARATION</text:p>
      <text:p text:style-name="Standard">======================</text:p>
      <text:p text:style-name="Standard">CREATE OR REPLACE PACKAGE e_pack AS</text:p>
      <text:p text:style-name="Standard"><text:tab/>PROCEDURE addEmp(e_id emplo.eid%type,</text:p>
      <text:p text:style-name="Standard"><text:tab/>e_name emplo.ename%type,</text:p>
      <text:p text:style-name="Standard"><text:tab/>e_addr emplo.eaddress%type,</text:p>
      <text:p text:style-name="Standard"><text:tab/>e_sal emplo.esalary%type);</text:p>
      <text:p text:style-name="Standard"/>
      <text:p text:style-name="Standard"><text:tab/>PROCEDURE delEmp(e_id emplo.eid%type);</text:p>
      <text:p text:style-name="Standard"/>
      <text:p text:style-name="Standard"><text:tab/>PROCEDURE listEmp;</text:p>
      <text:p text:style-name="Standard"/>
      <text:p text:style-name="Standard"><text:tab/>FUNCTION retSal (x in number) return number;</text:p>
      <text:p text:style-name="Standard">END e_pack;</text:p>
      <text:p text:style-name="Standard">/</text:p>
      <text:p text:style-name="Standard"/>
      <text:p text:style-name="Standard">PACKAGE BODY</text:p>
      <text:p text:style-name="Standard">=============</text:p>
      <text:p text:style-name="Standard">SET SERVEROUTPUT ON</text:p>
      <text:p text:style-name="Standard">CREATE OR REPLACE PACKAGE BODY e_pack AS</text:p>
      <text:p text:style-name="Standard"><text:tab/>PROCEDURE<text:s/>addEmp(e_id emplo.eid%type,</text:p>
      <text:p text:style-name="Standard"><text:tab/>e_name emplo.ename%type,</text:p>
      <text:p text:style-name="Standard"><text:tab/>e_addr emplo.eaddress%type,</text:p>
      <text:p text:style-name="Standard"><text:tab/>e_sal emplo.esalary%type)</text:p>
      <text:p text:style-name="Standard"><text:tab/>IS</text:p>
      <text:p text:style-name="Standard"><text:tab/>BEGIN</text:p>
      <text:p text:style-name="Standard"><text:tab/><text:tab/>INSERT INTO emplo(eid,ename,eaddress,esalary) VALUES(e_id,e_name,e_addr,e_sal);</text:p>
      <text:p text:style-name="Standard"><text:tab/>END addEmp;</text:p>
      <text:p text:style-name="Standard"/>
      <text:p text:style-name="Standard"><text:tab/>PROCEDURE delEmp(e_id emplo.eid%type)</text:p>
      <text:p text:style-name="Standard"><text:tab/>IS</text:p>
      <text:p text:style-name="Standard"><text:tab/>BEGIN</text:p>
      <text:p text:style-name="Standard"><text:tab/><text:tab/>DELETE FROM emplo WHERE eid=e_id;</text:p>
      <text:p text:style-name="Standard"><text:tab/>END delEmp;</text:p>
      <text:p text:style-name="Standard"/>
      <text:p text:style-name="Standard"><text:tab/>PROCEDURE listEmp</text:p>
      <text:p text:style-name="Standard"><text:tab/>IS</text:p>
      <text:p text:style-name="Standard"><text:tab/>CURSOR e_emp IS SELECT ename FROM emplo;</text:p>
      <text:p text:style-name="Standard"><text:tab/>TYPE e_list IS TABLE OF emplo.ename%type;</text:p>
      <text:p text:style-name="Standard"><text:tab/>name_list e_list := e_list();</text:p>
      <text:p text:style-name="Standard"><text:tab/>counter integer := 0;</text:p>
      <text:p text:style-name="Standard"><text:tab/>BEGIN</text:p>
      <text:p text:style-name="Standard"><text:tab/><text:tab/>FOR n IN e_emp LOOP</text:p>
      <text:p text:style-name="Standard"><text:tab/><text:tab/><text:tab/>counter := counter+1;</text:p>
      <text:soft-page-break/>
      <text:p text:style-name="Standard"><text:tab/><text:tab/><text:tab/>name_list.extend;</text:p>
      <text:p text:style-name="Standard"><text:tab/><text:tab/><text:tab/>name_list(counter) := n.ename;</text:p>
      <text:p text:style-name="Standard"><text:tab/><text:tab/><text:tab/>dbms_output.put_line('Employee ('||counter||') = '||name_list(counter));</text:p>
      <text:p text:style-name="Standard"><text:tab/><text:tab/>END LOOP;</text:p>
      <text:p text:style-name="Standard"><text:tab/>END listEmp;</text:p>
      <text:p text:style-name="Standard"/>
      <text:p text:style-name="Standard"><text:tab/>FUNCTION retSal (x in number) RETURN number</text:p>
      <text:p text:style-name="Standard"><text:tab/>IS</text:p>
      <text:p text:style-name="Standard"><text:tab/>sal number(5) := 0;</text:p>
      <text:p text:style-name="Standard"><text:tab/>BEGIN</text:p>
      <text:p text:style-name="Standard"><text:tab/><text:tab/>SELECT esalary INTO sal FROM emplo WHERE eid=x;</text:p>
      <text:p text:style-name="Standard"><text:tab/><text:tab/>dbms_output.put_line('Employee ID: '||x||' Salary: '||sal);</text:p>
      <text:p text:style-name="Standard"><text:tab/><text:tab/>RETURN sal;</text:p>
      <text:p text:style-name="Standard"><text:tab/>END retSal;</text:p>
      <text:p text:style-name="Standard">END e_pack;</text:p>
      <text:p text:style-name="Standard">/</text:p>
      <text:p text:style-name="Standard"/>
      <text:p text:style-name="Standard">MAIN BLOCK</text:p>
      <text:p text:style-name="Standard">===========</text:p>
      <text:p text:style-name="Standard">SET SERVEROUTPUT ON</text:p>
      <text:p text:style-name="Standard">accept x number prompt 'Enter employee ID of whose salary<text:s/>you want to display: '</text:p>
      <text:p text:style-name="Standard">DECLARE</text:p>
      <text:p text:style-name="Standard"><text:tab/>code emplo.eid%type;</text:p>
      <text:p text:style-name="Standard"><text:tab/>salary emplo.esalary%type;</text:p>
      <text:p text:style-name="Standard">BEGIN</text:p>
      <text:p text:style-name="Standard"><text:tab/>code := &amp;x;</text:p>
      <text:p text:style-name="Standard"><text:tab/>salary := e_pack.retSal(code);</text:p>
      <text:p text:style-name="Standard"><text:tab/>dbms_output.put_line('');</text:p>
      <text:p text:style-name="Standard"><text:tab/>e_pack.addEmp(4,'ABC','XYZ',4000);</text:p>
      <text:p text:style-name="Standard"><text:tab/>e_pack.addEmp(5,'BC','YZ',5000);</text:p>
      <text:p text:style-name="Standard"><text:tab/>e_pack.listEmp;</text:p>
      <text:p text:style-name="Standard"><text:tab/>e_pack.delEmp(5);</text:p>
      <text:p text:style-name="Standard"><text:tab/>e_pack.listEmp;</text:p>
      <text:p text:style-name="Standard">END;</text:p>
      <text:p text:style-name="Standard">/</text:p>
      <text:p text:style-name="Standard"/>
      <text:p text:style-name="P4">OUTPUT</text:p>
      <text:p text:style-name="Standard"/>
      <text:p text:style-name="Standard">SQL&gt; insert into emplo values(1,'A','XYZ',5000);</text:p>
      <text:p text:style-name="Standard"/>
      <text:p text:style-name="Standard">1 row created.</text:p>
      <text:p text:style-name="Standard"/>
      <text:p text:style-name="Standard">SQL&gt; insert into emplo values(2,'B','PQR',4000);</text:p>
      <text:p text:style-name="Standard"/>
      <text:p text:style-name="Standard">1 row created.</text:p>
      <text:p text:style-name="Standard"/>
      <text:p text:style-name="Standard">SQL&gt; insert into emplo values(3,'C','ASD',7000);</text:p>
      <text:p text:style-name="Standard"/>
      <text:p text:style-name="Standard">1 row created.</text:p>
      <text:p text:style-name="Standard"/>
      <text:p text:style-name="Standard">SQL&gt;<text:s/>@/home/c126/Documents/Sameem/PLSQL/E_Pack_Spec.sql</text:p>
      <text:p text:style-name="Standard"/>
      <text:soft-page-break/>
      <text:p text:style-name="Standard">Package created.</text:p>
      <text:p text:style-name="Standard"/>
      <text:p text:style-name="Standard">SQL&gt; @/home/c126/Documents/Sameem/PLSQL/E_Pack_Body.sql</text:p>
      <text:p text:style-name="Standard"/>
      <text:p text:style-name="Standard">Package body created.</text:p>
      <text:p text:style-name="Standard"/>
      <text:p text:style-name="Standard">SQL&gt; select * from emplo;</text:p>
      <text:p text:style-name="Standard"/>
      <text:p text:style-name="Standard">EID<text:s/><text:tab/><text:tab/>ENAME<text:tab/>EADDRESS<text:tab/><text:tab/>ESALARY</text:p>
      <text:p text:style-name="Standard">----------<text:s/><text:tab/>---------------<text:s/><text:tab/>--------------------<text:s/><text:tab/>----------</text:p>
      <text:p text:style-name="Standard">1<text:s/><text:tab/><text:tab/>A<text:tab/><text:tab/>XYZ<text:tab/><text:tab/><text:tab/>5000</text:p>
      <text:p text:style-name="Standard">2<text:s/><text:tab/><text:tab/>B<text:tab/><text:tab/>PQR<text:tab/><text:tab/><text:tab/>4000</text:p>
      <text:p text:style-name="Standard">3<text:s/><text:tab/><text:tab/>C<text:tab/><text:tab/>ASD<text:tab/><text:tab/><text:tab/>7000</text:p>
      <text:p text:style-name="Standard"/>
      <text:p text:style-name="Standard">SQL&gt;<text:s/>@/home/c126/Documents/Sameem/PLSQL/Expt14.sql <text:s text:c="4"/></text:p>
      <text:p text:style-name="Standard">Enter employee ID of whose salary you want to display: 1</text:p>
      <text:p text:style-name="Standard">old <text:s text:c="2"/>5:<text:s/><text:tab/>code := &amp;x;</text:p>
      <text:p text:style-name="Standard">new <text:s text:c="2"/>5:<text:s/><text:tab/>code :=<text:s/><text:tab/><text:s/>1;</text:p>
      <text:p text:style-name="Standard">Employee ID: 1 Salary: 5000</text:p>
      <text:p text:style-name="Standard">Employee (1) = A</text:p>
      <text:p text:style-name="Standard">Employee (2) = B</text:p>
      <text:p text:style-name="Standard">Employee (3) = C</text:p>
      <text:p text:style-name="Standard">Employee (4) = BC</text:p>
      <text:p text:style-name="Standard">Employee (5) = ABC</text:p>
      <text:p text:style-name="Standard">Employee (1) = A</text:p>
      <text:p text:style-name="Standard">Employee (2) = B</text:p>
      <text:p text:style-name="Standard">Employee (3) = C</text:p>
      <text:p text:style-name="Standard">Employee (4) = ABC</text:p>
      <text:p text:style-name="Standard"/>
      <text:p text:style-name="Standard">PL/SQL procedure successfully completed.</text:p>
      <text:p text:style-name="Standard"/>
      <text:p text:style-name="Standard">EID<text:s/><text:tab/><text:tab/>ENAME<text:tab/>EADDRESS<text:tab/><text:tab/>ESALARY</text:p>
      <text:p text:style-name="Standard">----------<text:s/><text:tab/>---------------<text:s/><text:tab/>--------------------<text:s/><text:tab/>----------</text:p>
      <text:p text:style-name="Standard">1<text:s/><text:tab/><text:tab/>A<text:tab/><text:tab/>XYZ<text:tab/><text:tab/><text:tab/>5000</text:p>
      <text:p text:style-name="Standard">2<text:s/><text:tab/><text:tab/>B<text:tab/><text:tab/>PQR<text:tab/><text:tab/><text:tab/>4000</text:p>
      <text:p text:style-name="Standard">3<text:s/><text:tab/><text:tab/>C<text:tab/><text:tab/>ASD<text:tab/><text:tab/><text:tab/>7000</text:p>
      <text:p text:style-name="Standard">4<text:tab/><text:tab/>ABC<text:tab/><text:tab/>XYZ<text:tab/><text:tab/><text:tab/>4000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dhu Pillai</dc:creator>
    <meta:creation-date>2021-12-22T14:27:00Z</meta:creation-date>
    <dc:date>2022-12-25T14:52:00Z</dc:date>
    <meta:print-date>2022-02-16T13:24:00Z</meta:print-date>
    <meta:template xlink:href="Normal" xlink:type="simple"/>
    <meta:editing-cycles>25</meta:editing-cycles>
    <meta:editing-duration>PT3420S</meta:editing-duration>
    <meta:document-statistic meta:page-count="3" meta:paragraph-count="5" meta:word-count="441" meta:character-count="2954" meta:row-count="20" meta:non-whitespace-character-count="2518"/>
  </office:meta>
</office:document-meta>
</file>